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da70d" officeooo:paragraph-rsid="000da70d" style:font-weight-asian="bold" style:font-weight-complex="bold"/>
    </style:style>
    <style:style style:name="P2" style:family="paragraph" style:parent-style-name="Standard">
      <style:text-properties fo:font-weight="bold" officeooo:rsid="000dfcbd" officeooo:paragraph-rsid="000dfcbd" style:font-weight-asian="bold" style:font-weight-complex="bold"/>
    </style:style>
    <style:style style:name="P3" style:family="paragraph" style:parent-style-name="Standard">
      <style:text-properties fo:font-weight="bold" officeooo:rsid="001060e4" officeooo:paragraph-rsid="001060e4" style:font-weight-asian="bold" style:font-weight-complex="bold"/>
    </style:style>
    <style:style style:name="P4" style:family="paragraph" style:parent-style-name="Standard">
      <style:text-properties fo:font-weight="normal" officeooo:rsid="000da70d" officeooo:paragraph-rsid="000da70d" style:font-weight-asian="normal" style:font-weight-complex="normal"/>
    </style:style>
    <style:style style:name="P5" style:family="paragraph" style:parent-style-name="Standard">
      <style:text-properties fo:font-weight="normal" officeooo:rsid="000dfcbd" officeooo:paragraph-rsid="000dfcbd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0ef770" officeooo:paragraph-rsid="000ef770" style:font-weight-asian="normal" style:font-weight-complex="normal"/>
    </style:style>
    <style:style style:name="P7" style:family="paragraph" style:parent-style-name="Standard">
      <style:text-properties fo:font-weight="normal" officeooo:rsid="000ef770" officeooo:paragraph-rsid="000ef770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0efe43" officeooo:paragraph-rsid="000efe43" style:font-weight-asian="normal" style:font-weight-complex="normal"/>
    </style:style>
    <style:style style:name="P9" style:family="paragraph" style:parent-style-name="Standard">
      <style:text-properties fo:font-weight="normal" officeooo:rsid="000efe43" officeooo:paragraph-rsid="000efe43" style:font-weight-asian="normal" style:font-weight-complex="normal"/>
    </style:style>
    <style:style style:name="P10" style:family="paragraph" style:parent-style-name="Standard" style:list-style-name="L2">
      <style:text-properties fo:font-weight="normal" officeooo:rsid="000efe43" officeooo:paragraph-rsid="000efe43" style:font-weight-asian="normal" style:font-weight-complex="normal"/>
    </style:style>
    <style:style style:name="P11" style:family="paragraph" style:parent-style-name="Standard" style:list-style-name="L2">
      <style:text-properties fo:font-weight="normal" officeooo:rsid="001060e4" officeooo:paragraph-rsid="001060e4" style:font-weight-asian="normal" style:font-weight-complex="normal"/>
    </style:style>
    <style:style style:name="P12" style:family="paragraph" style:parent-style-name="Standard">
      <style:text-properties fo:font-weight="normal" officeooo:rsid="001060e4" officeooo:paragraph-rsid="001060e4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122d09" officeooo:paragraph-rsid="00122d09" style:font-weight-asian="normal" style:font-weight-complex="normal"/>
    </style:style>
    <style:style style:name="T1" style:family="text">
      <style:text-properties officeooo:rsid="000dfcbd"/>
    </style:style>
    <style:style style:name="T2" style:family="text">
      <style:text-properties officeooo:rsid="000ef770"/>
    </style:style>
    <style:style style:name="T3" style:family="text">
      <style:text-properties officeooo:rsid="000efe43"/>
    </style:style>
    <style:style style:name="T4" style:family="text">
      <style:text-properties officeooo:rsid="000fb407"/>
    </style:style>
    <style:style style:name="T5" style:family="text">
      <style:text-properties officeooo:rsid="0010dddb"/>
    </style:style>
    <style:style style:name="T6" style:family="text">
      <style:text-properties officeooo:rsid="00112a61"/>
    </style:style>
    <style:style style:name="T7" style:family="text">
      <style:text-properties officeooo:rsid="0011498b"/>
    </style:style>
    <style:style style:name="T8" style:family="text">
      <style:text-properties officeooo:rsid="00122d09"/>
    </style:style>
    <style:style style:name="T9" style:family="text">
      <style:text-properties officeooo:rsid="00137f75"/>
    </style:style>
    <style:style style:name="T10" style:family="text">
      <style:text-properties officeooo:rsid="0013c5a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vertising Specialist</text:p>
      <text:p text:style-name="P1"/>
      <text:p text:style-name="P1"/>
      <text:p text:style-name="P1">About BlockMarket</text:p>
      <text:p text:style-name="P1"/>
      <text:p text:style-name="P4">We are a new tech upstart looking to bring a breath of fresh air to the productivity software industry. We aim to develop a <text:span text:style-name="T1">platform</text:span> that makes organising work a simple <text:span text:style-name="T1">and </text:span>easy experience. <text:span text:style-name="T1">We are passionate about what we will bring, determined to make an lasting impact, and help others grow and thrive.</text:span></text:p>
      <text:p text:style-name="P4"/>
      <text:p text:style-name="P2">About the role:</text:p>
      <text:p text:style-name="P2"/>
      <text:p text:style-name="P5">We have an amazing opportunity for an Advertising Specialist to join our growing team in a permanent full-time position. Do you have a passion for media, <text:span text:style-name="T8">client service </text:span>and want to be part of a new exciting change?</text:p>
      <text:p text:style-name="P5"/>
      <text:p text:style-name="P5"><text:span text:style-name="T2">Who we are looking for</text:span>:</text:p>
      <text:list xml:id="list382644244" text:style-name="L1">
        <text:list-item>
          <text:p text:style-name="P6">1-2 years proven work experience in social media advertising (LinkedIn, Instagram, Facebook)</text:p>
        </text:list-item>
        <text:list-item>
          <text:p text:style-name="P6">Capable <text:span text:style-name="T3">of </text:span>working independently and autonomously</text:p>
        </text:list-item>
        <text:list-item>
          <text:p text:style-name="P6">Excellent communication skills</text:p>
        </text:list-item>
        <text:list-item>
          <text:p text:style-name="P6">Strong organisation and time management skills</text:p>
        </text:list-item>
        <text:list-item>
          <text:p text:style-name="P8">Great work ethic and desire to grow with the organisation</text:p>
        </text:list-item>
        <text:list-item>
          <text:p text:style-name="P6">Comprehensive understanding of digital &amp; web marketing</text:p>
        </text:list-item>
        <text:list-item>
          <text:p text:style-name="P6"><text:span text:style-name="T3">Experience d</text:span>evelop<text:span text:style-name="T3">ing</text:span> and deploy<text:span text:style-name="T3">ing</text:span> success<text:span text:style-name="T3">ful</text:span> ads</text:p>
        </text:list-item>
        <text:list-item>
          <text:p text:style-name="P13">Experience with Salesforce/<text:span text:style-name="T9">Google/Adobe Analytics</text:span> desirable but not essential</text:p>
        </text:list-item>
        <text:list-item>
          <text:p text:style-name="P6">Bachelor of Communication/Media desirable but not essential</text:p>
        </text:list-item>
      </text:list>
      <text:p text:style-name="P7"/>
      <text:p text:style-name="P9">Role duties:</text:p>
      <text:list xml:id="list1307227965" text:style-name="L2">
        <text:list-item>
          <text:p text:style-name="P10">Stay up-to-date on the latest digital market techs and trends</text:p>
        </text:list-item>
        <text:list-item>
          <text:p text:style-name="P10">Conduct <text:span text:style-name="T4">workshops and </text:span>market research to develop <text:span text:style-name="T4">high performing </text:span><text:span text:style-name="T7">and innovative</text:span><text:span text:style-name="T4"> </text:span>social media advertisements</text:p>
        </text:list-item>
        <text:list-item>
          <text:p text:style-name="P10">Develop strong relationships with investors and clients</text:p>
        </text:list-item>
        <text:list-item>
          <text:p text:style-name="P10">Maintain advertising KPIs across social media channels <text:span text:style-name="T2">(LinkedIn, Instagram, Facebook)</text:span></text:p>
        </text:list-item>
        <text:list-item>
          <text:p text:style-name="P10">Communicate and work with members of the team such as the project manager, software engineer, and UI/UX designer.</text:p>
        </text:list-item>
        <text:list-item>
          <text:p text:style-name="P11">Use data analysis software such as Google/Adobe Analytics to identify market trends </text:p>
        </text:list-item>
      </text:list>
      <text:p text:style-name="P2"/>
      <text:p text:style-name="P5"/>
      <text:p text:style-name="P3">Why choose BlockMarket?</text:p>
      <text:p text:style-name="P3"/>
      <text:p text:style-name="P12">Here at BlockMarket, we strive to create a culture where our staff feel safe, valued, and comfortable. We offer exciting and challenging work that greatly reward<text:span text:style-name="T9">s</text:span> you for your passion and dedication. We offer flexible work-from-home arrangement<text:span text:style-name="T6">s</text:span> as we believe everyone should have a healthy work-life <text:span text:style-name="T9">balance</text:span>. <text:span text:style-name="T5">We have an interest in growing our team and therefore we are also invested in </text:span><text:span text:style-name="T6">y</text:span><text:span text:style-name="T5">our development. We offer career development </text:span><text:span text:style-name="T9">opportunities</text:span><text:span text:style-name="T5">, </text:span><text:span text:style-name="T9">on-going development support </text:span><text:span text:style-name="T5">and </text:span><text:span text:style-name="T6">will work with you </text:span><text:span text:style-name="T9">to</text:span><text:span text:style-name="T6"> </text:span><text:span text:style-name="T5">create </text:span><text:span text:style-name="T9">a </text:span><text:span text:style-name="T5">personal development plan. </text:span><text:span text:style-name="T6">When you join us, you will be supported so that you can thrive and become the best person that you </text:span><text:span text:style-name="T10">aim to</text:span><text:span text:style-name="T6"> be.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12:50:06.736240167</meta:creation-date>
    <dc:date>2022-05-07T13:59:33.862951390</dc:date>
    <meta:editing-duration>PT23M41S</meta:editing-duration>
    <meta:editing-cycles>9</meta:editing-cycles>
    <meta:generator>LibreOffice/7.3.2.2$Linux_X86_64 LibreOffice_project/30$Build-2</meta:generator>
    <meta:document-statistic meta:table-count="0" meta:image-count="0" meta:object-count="0" meta:page-count="1" meta:paragraph-count="24" meta:word-count="366" meta:character-count="2314" meta:non-whitespace-character-count="1986"/>
  </office:meta>
</office:document-meta>
</file>